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0bf13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2193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71" draw:layer="" svg:width="149.99978400000pt" svg:height="100.00000000000pt"/>
          <draw:rect draw:style-name="gr3" draw:id="shape3" draw:name="rect186" draw:layer="" svg:width="75.00003040000pt" svg:height="100.00000000000pt"/>
          <draw:path draw:style-name="gr4" draw:id="shape4" draw:name="path184" draw:layer="" svg:width="48.89088307190pt" svg:height="51.58797183934pt" svg:x="49.34836419860pt" svg:y="24.34830702304pt" svg:viewBox="0 0 49 52" svg:d="M48.8102 37.9168C41.6693 50.7184 25.9158 55.2656 13.3994 48.3955C0.882882 41.5251 -3.68008 25.8261 3.21393 13.353C10.1081 0.879899 25.8614 -3.66744 38.378 3.20289C43.0051 5.74273 46.2998 9.08173 48.8909 13.838C47.9452 12.542 46.8895 11.4722 45.5037 10.3865C36.9662 3.69734 24.59 5.17362 17.8776 13.6816C11.1657 22.1894 12.647 34.523 21.1842 41.2119C29.7217 47.9009 42.0981 46.4246 48.8102 37.9168Z" koffice:nodeTypes="ccccccccc"/>
          <draw:path draw:style-name="gr4" draw:id="shape5" draw:name="polygon185" draw:layer="" svg:width="150.43872254834pt" svg:height="158.28993288608pt" draw:transform="matrix(0.17638899000 0.00000000000 0.00000000000 0.17638899000 75.28948702427pt 36.42414474457pt)" svg:viewBox="0 0 150 158" svg:d="M92.5883 158.29L57.6398 108.612L0 127.461L36.3147 78.7785L0.626832 29.6319L58.0199 49.2227L93.6032 0L92.7592 60.7893L150.439 79.5144L92.5236 97.4941Z" koffice:nodeTypes="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06:27</dc:date>
    <meta:creation-date>2011-05-22T06:12:05</meta:creation-date>
    <dc:creator>Yue Liu</dc:creator>
  </office:meta>
</office:document-meta>
</file>